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Myriad Pro" svg:font-family="'Myriad Pro', Corbel"/>
    <style:font-face style:name="Consolas" svg:font-family="Consolas" style:font-family-generic="swiss"/>
    <style:font-face style:name="Helvetica" svg:font-family="Helvetica, Arial" style:font-family-generic="swiss"/>
    <style:font-face style:name="Times New Roman" svg:font-family="'Times New Roman'" style:font-family-generic="roman" style:font-pitch="variable"/>
    <style:font-face style:name="Arial" svg:font-family="Arial" style:font-family-generic="swiss" style:font-pitch="variable"/>
    <style:font-face style:name="Myriad Pro1" svg:font-family="'Myriad Pro', Corbe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7pt" style:font-size-asian="7pt" style:font-size-complex="7pt"/>
    </style:style>
    <style:style style:name="P3" style:family="paragraph" style:parent-style-name="Standard">
      <style:paragraph-properties fo:margin-left="-0.0102in" fo:margin-right="-0.0102in" fo:text-indent="0.0102in" style:auto-text-indent="false"/>
    </style:style>
    <style:style style:name="P4" style:family="paragraph" style:parent-style-name="Standard">
      <style:paragraph-properties fo:margin-left="-0.0102in" fo:margin-right="-0.0102in" fo:text-indent="0.0102in" style:auto-text-indent="false"/>
      <style:text-properties fo:color="#000000" style:font-name="Myriad Pro" fo:font-size="7pt" fo:font-style="italic" fo:font-weight="normal" style:font-size-asian="7pt" style:font-style-asian="italic" style:font-weight-asian="normal" style:font-name-complex="Myriad Pro" style:font-size-complex="7pt" style:font-style-complex="italic" style:font-weight-complex="normal"/>
    </style:style>
    <style:style style:name="P5" style:family="paragraph" style:parent-style-name="Standard">
      <style:paragraph-properties fo:margin-left="-0.0102in" fo:margin-right="-0.0102in" fo:text-indent="0in" style:auto-text-indent="false"/>
    </style:style>
    <style:style style:name="P6" style:family="paragraph" style:parent-style-name="Body_20_text_20_TCS">
      <style:text-properties fo:color="#000000" style:font-name="Myriad Pro" fo:font-size="11pt" fo:font-style="italic" fo:font-weight="normal" style:font-size-asian="11pt" style:font-style-asian="italic" style:font-weight-asian="normal" style:font-name-complex="Myriad Pro" style:font-size-complex="11pt" style:font-style-complex="italic" style:font-weight-complex="normal"/>
    </style:style>
    <style:style style:name="P7" style:family="paragraph" style:parent-style-name="Body_20_text_20_TCS">
      <style:text-properties fo:color="#000000" style:font-name="Myriad Pro" fo:font-size="11pt" fo:font-style="italic" fo:font-weight="normal" style:font-name-asian="Consolas" style:font-size-asian="11pt" style:font-style-asian="italic" style:font-weight-asian="normal" style:font-name-complex="Myriad Pro" style:font-size-complex="11pt" style:font-style-complex="italic" style:font-weight-complex="normal"/>
    </style:style>
    <style:style style:name="P8" style:family="paragraph" style:parent-style-name="Body_20_text_20_TCS">
      <style:text-properties fo:color="#000000" style:font-name="Myriad Pro" fo:font-size="7pt" fo:font-style="italic" style:font-name-asian="Consolas" style:font-size-asian="7pt" style:font-style-asian="italic" style:font-name-complex="Myriad Pro" style:font-size-complex="7pt" style:font-style-complex="italic"/>
    </style:style>
    <style:style style:name="P9" style:family="paragraph" style:parent-style-name="Body_20_text_20_TCS" style:list-style-name="WW8Num1">
      <style:text-properties fo:color="#000000" style:font-name="Myriad Pro" fo:font-size="7pt" fo:font-style="italic" style:font-name-asian="Consolas" style:font-size-asian="7pt" style:font-style-asian="italic" style:font-name-complex="Myriad Pro" style:font-size-complex="7pt" style:font-style-complex="italic"/>
    </style:style>
    <style:style style:name="P10" style:family="paragraph" style:parent-style-name="Body_20_text_20_TCS" style:list-style-name="L1">
      <style:text-properties fo:color="#000000" style:font-name="Myriad Pro" fo:font-size="7pt" fo:font-style="italic" style:font-name-asian="Consolas" style:font-size-asian="7pt" style:font-style-asian="italic" style:font-name-complex="Myriad Pro" style:font-size-complex="7pt" style:font-style-complex="italic"/>
    </style:style>
    <style:style style:name="P11" style:family="paragraph" style:parent-style-name="Body_20_text_20_TCS">
      <style:text-properties fo:color="#000000" style:font-name="Myriad Pro" fo:font-size="7pt" fo:font-style="italic" fo:font-weight="normal" style:font-name-asian="Consolas" style:font-size-asian="7pt" style:font-style-asian="italic" style:font-weight-asian="normal" style:font-name-complex="Myriad Pro" style:font-size-complex="7pt" style:font-style-complex="italic" style:font-weight-complex="normal"/>
    </style:style>
    <style:style style:name="P12" style:family="paragraph" style:parent-style-name="Body_20_text_20_TCS">
      <style:text-properties fo:color="#000000" style:font-name="Myriad Pro" fo:font-size="7pt" fo:font-style="italic" fo:font-weight="normal" style:font-size-asian="7pt" style:font-style-asian="italic" style:font-weight-asian="normal" style:font-name-complex="Myriad Pro" style:font-size-complex="7pt" style:font-style-complex="italic" style:font-weight-complex="normal"/>
    </style:style>
    <style:style style:name="P13" style:family="paragraph" style:parent-style-name="Body_20_text_20_TCS">
      <style:text-properties fo:color="#000000" style:font-name="Myriad Pro" fo:font-size="7pt" fo:font-style="italic" fo:font-weight="bold" style:font-name-asian="Consolas" style:font-size-asian="7pt" style:font-style-asian="italic" style:font-weight-asian="bold" style:font-name-complex="Myriad Pro" style:font-size-complex="7pt" style:font-style-complex="italic" style:font-weight-complex="bold"/>
    </style:style>
    <style:style style:name="P14" style:family="paragraph" style:parent-style-name="Body_20_text_20_TCS">
      <style:text-properties fo:color="#000000" style:font-name="Myriad Pro" fo:font-size="7pt" fo:font-style="italic" style:font-size-asian="7pt" style:font-style-asian="italic" style:font-name-complex="Myriad Pro" style:font-size-complex="7pt" style:font-style-complex="italic"/>
    </style:style>
    <style:style style:name="P15" style:family="paragraph" style:parent-style-name="Body_20_text_20_TCS">
      <style:text-properties fo:font-size="11pt" fo:font-style="italic" style:font-size-asian="11pt" style:font-style-asian="italic" style:font-size-complex="11pt" style:font-style-complex="italic"/>
    </style:style>
    <style:style style:name="P16" style:family="paragraph" style:parent-style-name="Body_20_text_20_TCS">
      <style:text-properties fo:font-size="7pt" fo:font-style="italic" style:font-size-asian="7pt" style:font-style-asian="italic" style:font-size-complex="7pt" style:font-style-complex="italic"/>
    </style:style>
    <style:style style:name="P17" style:family="paragraph" style:parent-style-name="Body_20_text_20_TCS" style:list-style-name="WW8Num1">
      <style:text-properties fo:font-size="7pt" fo:font-style="italic" style:font-size-asian="7pt" style:font-style-asian="italic" style:font-size-complex="7pt" style:font-style-complex="italic"/>
    </style:style>
    <style:style style:name="P18" style:family="paragraph" style:parent-style-name="Body_20_text_20_TCS">
      <style:text-properties fo:font-size="7pt" fo:font-style="italic" style:text-underline-style="solid" style:text-underline-width="auto" style:text-underline-color="font-color" style:font-size-asian="7pt" style:font-style-asian="italic" style:font-size-complex="7pt" style:font-style-complex="italic"/>
    </style:style>
    <style:style style:name="P19" style:family="paragraph" style:parent-style-name="Body_20_text_20_TCS">
      <style:text-properties fo:font-size="7pt" style:font-size-asian="7pt" style:font-size-complex="7pt"/>
    </style:style>
    <style:style style:name="P20" style:family="paragraph" style:parent-style-name="Body_20_text_20_TCS" style:list-style-name="L1"/>
    <style:style style:name="T1" style:family="text">
      <style:text-properties fo:font-size="7pt" style:font-size-asian="7pt" style:font-size-complex="7pt"/>
    </style:style>
    <style:style style:name="T2" style:family="text">
      <style:text-properties fo:language="en" fo:country="GB" style:language-asian="none" style:country-asian="none"/>
    </style:style>
    <style:style style:name="T3" style:family="text">
      <style:text-properties fo:color="#000000" style:font-name="Myriad Pro" fo:font-size="7pt" fo:language="en" fo:country="GB" fo:font-style="italic" style:font-name-asian="Consolas" style:font-size-asian="7pt" style:language-asian="none" style:country-asian="none" style:font-style-asian="italic" style:font-name-complex="Myriad Pro" style:font-size-complex="7pt" style:font-style-complex="italic"/>
    </style:style>
    <style:style style:name="T4" style:family="text">
      <style:text-properties fo:color="#000000" style:font-name="Myriad Pro" fo:font-size="7pt" fo:language="en" fo:country="GB" fo:font-style="italic" fo:font-weight="bold" style:font-name-asian="Consolas" style:font-size-asian="7pt" style:language-asian="none" style:country-asian="none" style:font-style-asian="italic" style:font-weight-asian="bold" style:font-name-complex="Myriad Pro" style:font-size-complex="7pt" style:font-style-complex="italic" style:font-weight-complex="bold"/>
    </style:style>
    <style:style style:name="T5" style:family="text">
      <style:text-properties fo:color="#000000" style:font-name="Myriad Pro" fo:font-size="11pt" fo:language="en" fo:country="GB" fo:font-style="italic" style:text-underline-style="solid" style:text-underline-width="auto" style:text-underline-color="font-color" fo:font-weight="bold" style:font-name-asian="Consolas" style:font-size-asian="11pt" style:language-asian="none" style:country-asian="none" style:font-style-asian="italic" style:font-weight-asian="bold" style:font-name-complex="Myriad Pro" style:font-size-complex="11pt" style:font-style-complex="italic" style:font-weight-complex="bold"/>
    </style:style>
    <style:style style:name="T6" style:family="text">
      <style:text-properties fo:color="#000000" style:font-name="Myriad Pro" fo:font-size="10pt" fo:language="en" fo:country="GB" fo:font-style="italic" fo:font-weight="bold" style:font-name-asian="Consolas" style:font-size-asian="10pt" style:language-asian="none" style:country-asian="none" style:font-style-asian="italic" style:font-weight-asian="bold" style:font-name-complex="Myriad Pro" style:font-size-complex="10pt" style:font-style-complex="italic" style:font-weight-complex="bold"/>
    </style:style>
    <style:style style:name="T7" style:family="text">
      <style:text-properties fo:color="#000000" style:font-name="Myriad Pro" fo:font-style="italic" fo:font-weight="normal" style:font-name-asian="Consolas" style:font-style-asian="italic" style:font-weight-asian="normal" style:font-name-complex="Myriad Pro" style:font-style-complex="italic" style:font-weight-complex="normal"/>
    </style:style>
    <style:style style:name="T8" style:family="text">
      <style:text-properties fo:color="#000000" style:font-name="Myriad Pro" fo:font-style="italic" fo:font-weight="bold" style:font-name-asian="Consolas" style:font-style-asian="italic" style:font-weight-asian="bold" style:font-name-complex="Myriad Pro" style:font-style-complex="italic" style:font-weight-complex="bold"/>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normal" style:font-name-asian="Consolas" style:font-weight-asian="normal" style:font-weight-complex="normal"/>
    </style:style>
    <style:style style:name="T14" style:family="text">
      <style:text-properties fo:font-weight="normal" style:font-weight-asian="normal" style:font-weight-complex="normal"/>
    </style:style>
    <style:style style:name="T15" style:family="text">
      <style:text-properties fo:font-variant="normal" fo:text-transform="none" fo:color="#333333" style:font-name="Helvetica" fo:font-size="12pt" fo:letter-spacing="normal" fo:font-style="normal" fo:font-weight="bold" style:font-size-asian="12pt" style:font-style-asian="normal" style:font-weight-asian="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51"/>ETL Application</text:p>
      <text:p text:style-name="P1"/>
      <text:p text:style-name="P1"/>
      <text:p text:style-name="P1"/>
      <text:p text:style-name="P2">Brief description of the project: <text:s/></text:p>
      <text:p text:style-name="P2"><text:s text:c="51"/><text:span text:style-name="T2">This application is used as data warehouse for the client. It is used to store <text:s/>important data which can be accessed very easily by the client whenever they need the data. In this application we store the client's details in Amazon Web services, make a copy of the details in Redshift and then filtration is done to make the data more user compatible. </text:span></text:p>
      <text:p text:style-name="P2"><text:span text:style-name="T2"><text:s text:c="48"/>This application has five modes.</text:span></text:p>
      <text:list xml:id="list33350059" text:style-name="WW8Num1">
        <text:list-item>
          <text:p text:style-name="P17">Normal</text:p>
        </text:list-item>
        <text:list-item>
          <text:p text:style-name="P17">Error-process(ErrProcess)</text:p>
        </text:list-item>
        <text:list-item>
          <text:p text:style-name="P17">Re-Process</text:p>
        </text:list-item>
        <text:list-item>
          <text:p text:style-name="P17">RunStat</text:p>
        </text:list-item>
        <text:list-item>
          <text:p text:style-name="P9"><text:span text:style-name="T2">Hierarchy.</text:span></text:p>
        </text:list-item>
      </text:list>
      <text:p text:style-name="P8"><text:span text:style-name="T2"/></text:p>
      <text:list xml:id="list35196909" text:style-name="L1">
        <text:list-item>
          <text:p text:style-name="P20"><text:span text:style-name="T3">Normal mode: <text:s/>This is the default mode to run this application. Run-Id is generated uniquely every time when the user starts the application. The first Run-Id is generated from the system and then it is stored in the database. From the next time when the user starts the application the value which is stored in the database is incremented by 1 and a new run-id is generated.The dimensions and facts are defined in the config.properties file. These dimensions ans facts are extracted from NETSUITE , then it is uploaded in S3Bucket. All the sql files which are used during extraction are defined in tabledef.properties(for dimension) and factloc(for <text:s/>facts). After that using copy command data is populated in RedShift prestage schema. Then script runner starts running and data is populated from prestage to stage and then dw schema. In this stage opn.sql files are executed. If there is no error during extraction and loading then <text:s/>for every Dimensions and Facts vacuum and analyse operation is performed. Vacuum recovers the space from deleted rows and restores the sort order table and the <text:s/>analyze updates the statistics metadata, which enables the query optimizer to generate more accurate query plans. Then the application starts executing hierarchy mode for three dimension (Employees,Locations,subsidiaries). </text:span></text:p>
          <text:p text:style-name="P20"><text:span text:style-name="T3">To run this mode in putty: </text:span><text:span text:style-name="T4">java -jar etl_load.jar &lt;subsidiary-id&gt;.</text:span></text:p>
        </text:list-item>
      </text:list>
      <text:p text:style-name="Body_20_text_20_TCS"><text:span text:style-name="T6"/></text:p>
      <text:p text:style-name="Body_20_text_20_TCS"><text:span text:style-name="T6">2.</text:span><text:span text:style-name="T4"> <text:s text:c="2"/></text:span><text:span text:style-name="T5">Re-process mode:</text:span></text:p>
      <text:p text:style-name="P15"/>
      <text:p text:style-name="P15">I<text:span text:style-name="T1">f some error occurs during the execution of normal mode then the user runs this application in Re-process mode in order to nullify the error. In this mode data-loader is running in manual mode.</text:span></text:p>
      <text:p text:style-name="P16">The dimension or facts which are failed to execute and have some errors are sent as arguement2 and stored in a string array.</text:p>
      <text:p text:style-name="P16">In this mode run-id is not generated again. The run-id is same as the normal mode. It is sent as argument 3 .</text:p>
      <text:p text:style-name="P16">A connection is created with NETSUITEDRIVER and the application is stated successfully for this particular run-id.</text:p>
      <text:p text:style-name="P16">Then data extraction operation is reprocessed for every particular dimensions and facts ,defined in config.properties file, of the files which are failed to execute. Using the job_id, Extract start, Extract end time in Job_log is updated.</text:p>
      <text:p text:style-name="P16">Then credential for the Amazon Web service is loaded from the credential profile files and Database extracts from the files which are failed to execute previously starts to upload to Amazon S3 and S3load time is updated in job_log . After successful completion S3load end time is updated in job_log.</text:p>
      <text:p text:style-name="P19">If the<text:span text:style-name="T9">re is no error in extraction and loading phase script execution is started for all dimension and facts, defined in config.properties file. In this stage SQL commands and some statements which are not executable in that format are interpreted and then the query is executed.</text:span></text:p>
      <text:p text:style-name="P16">As per query result is obtained <text:s/>and the <text:s/>'completed ' time is updated in job_log.</text:p>
      <text:p text:style-name="P11"><text:soft-page-break/>To run this mode user have to write in application console :</text:p>
      <text:p text:style-name="P19"><text:span text:style-name="T7"><text:s text:c="6"/></text:span><text:span text:style-name="T8">java – jar etl_load.jar ReProcess &lt;subsidiary_id&gt; &lt;file list&gt; &lt;run_id&gt;</text:span></text:p>
      <text:p text:style-name="P11">file list : it contains all the dimensions and facts names.</text:p>
      <text:p text:style-name="P11"/>
      <text:p text:style-name="P11">3.<text:span text:style-name="T10">Error-process Mode:</text:span></text:p>
      <text:p text:style-name="P16"/>
      <text:p text:style-name="P16">In this mode all erroneous factdata from data warehouse table is removed. <text:s/>All erroneous facts </text:p>
      <text:p text:style-name="P16">are sent as argument 2 on run time and -99 is sent as subsidiary-id for this mode.</text:p>
      <text:p text:style-name="P19"><text:span text:style-name="T9"><text:s/>Run id is sent as argument 1 on which, error <text:s/>data has been created. </text:span></text:p>
      <text:p text:style-name="P16">Then connection is created with JDBC driver using URL ,User-Id, User password and job Id is created.</text:p>
      <text:p text:style-name="P16">Then script execution <text:s/>is started and <text:s/>_prestage_opn.sql file is created which can holds all error data table .. </text:p>
      <text:p text:style-name="P16">Then a connection is created with redshift and file is loaded.</text:p>
      <text:p text:style-name="P16">In case run id is not provided , it takes default run id as -99.</text:p>
      <text:p text:style-name="P16"/>
      <text:p text:style-name="P11">To run this mode user have to write in application console :</text:p>
      <text:p text:style-name="P11"><text:span text:style-name="T12"><text:s text:c="8"/>java -jar etl_load.jar <text:s/>ErrProcess &lt;run_id&gt; <text:s/>&lt;fact list&gt;</text:span></text:p>
      <text:p text:style-name="P11"><text:span text:style-name="T12"/></text:p>
      <text:p text:style-name="P11"><text:span text:style-name="T12">4.</text:span><text:span text:style-name="T11">Hierarchy mode:</text:span></text:p>
      <text:p text:style-name="P16"/>
      <text:p text:style-name="P16">In this mode hierarchy is created for three dimensions </text:p>
      <text:p text:style-name="P16">1. Employees <text:s/></text:p>
      <text:p text:style-name="P16">2. Subsidiaries</text:p>
      <text:p text:style-name="P16">3. Locations</text:p>
      <text:p text:style-name="P16">Data loader is running in hierarchy mode. -99 <text:s/>is sent as subsidiary-id for this mode. At first connection is created with JDBC driver using URL, User-Id, User password and run Id is created.</text:p>
      <text:p text:style-name="P16">Then connection is created with redshift. Three temporary tables are created </text:p>
      <text:p text:style-name="P16">1. Reference table</text:p>
      <text:p text:style-name="P16">2. Base table</text:p>
      <text:p text:style-name="P16">3. Final table.</text:p>
      <text:p text:style-name="P11">Data is populated from redshift database to reference table. Then result is processed and first stored in base table.. After that the data in base table is filtered and stored in final table and final hierarchy is created according to data priority.</text:p>
      <text:p text:style-name="P11"><text:soft-page-break/>To run this mode user have to write in application console :</text:p>
      <text:p text:style-name="P13">java – jar etl_load.jar Hierarchy &lt;dimention list&gt;</text:p>
      <text:p text:style-name="P13"><text:span text:style-name="T12"/></text:p>
      <text:p text:style-name="P13">5.<text:span text:style-name="T10">RunStat <text:s/>Mode: </text:span></text:p>
      <text:p text:style-name="P18"/>
      <text:p text:style-name="P16">The user runs this application in RunStat mode in order t0 check the running statistic of Database.</text:p>
      <text:p text:style-name="P16">All the dimensions and facts are sent either as argument 2or taken from properties file, which are defined in config.properties file.</text:p>
      <text:p text:style-name="P16">Then a connection is created with RedShift and the application is stated successfully.</text:p>
      <text:p text:style-name="P16">Then for every Dimensions and Facts vacuum and analyse <text:s/>operation is performed. </text:p>
      <text:p text:style-name="P16">Vacuum recovers the space from deleted rows and restores the sort order table and the <text:s/>analyze updates the statistics metadata, which enables the query optimizer to generate more accurate query plans. </text:p>
      <text:p text:style-name="P11">When the operation is completed, application is disconnected from the Redshift. </text:p>
      <text:p text:style-name="P11">To run this mode user have to write in application console :</text:p>
      <text:p text:style-name="P19"><text:span text:style-name="T7"><text:s text:c="3"/></text:span><text:span text:style-name="T8">java – jar etl_load.jar RunStat &lt;file list&gt;</text:span></text:p>
      <text:p text:style-name="P11">file list : it contains all the dimensions and facts names.</text:p>
      <text:p text:style-name="P14"><text:span text:style-name="T13"><text:s/></text:span>Lock file:</text:p>
      <text:p text:style-name="P14">When the user starts to execute the program a lock file is created. If the program stops abruptly, the user needs to delete the lock file manually before executing the program again. This file is created so that multiple user cannot run this application at a time. </text:p>
      <text:p text:style-name="P14">In this project continuous integration is not done . Jar file is created named as etl_load.jar and it is deployed in ec2.Location of the jar file :<text:span text:style-name="T12">/home/etl_user/etl_app.</text:span></text:p>
      <text:p text:style-name="P14"><text:span text:style-name="T12"/></text:p>
      <text:p text:style-name="P12">In order to view the messagelog ,joblog and error log we created an UI. To display data in the UI the service is written in the JobLogServ.java . In this java class at first connection is created. When user request data for <text:s/>RunID,Entity or Date these parameters are send as queryparam <text:s/>to that service.</text:p>
      <text:p text:style-name="P5"/>
      <text:p text:style-name="P5"/>
      <text:p text:style-name="P5">When user request data for <text:s/>parameter among <text:s/>the three RunID,Entity,Date , these parameters are send as queryparam <text:s/>to that servlet. </text:p>
      <text:p text:style-name="P5"/>
      <text:p text:style-name="P5">For the both Job-log and Message-log at first connection is created with Mysql. Then a query is executed to that database including these query-params, Then a resultset is generated. According to that resultset, a json string is generated and returned when retrivejoblog or retrivemsglog method is invoked. </text:p>
      <text:p text:style-name="P3"/>
      <text:p text:style-name="P3">But For the Error-Log at first connection is created with the Mysql for getting the redshift credentials like class name, url, userid, password. Uning EncryptionUtill class this credentials are decrypted. Then using that credentials, connection is created with RedShift and error table data is populated as resultset. Then this resultset is formatted as Json string and returned when <text:s/>retriveerrorlog method is invoked. </text:p>
      <text:p text:style-name="P3"/>
      <text:p text:style-name="P3"><text:span text:style-name="T12">Index.html : </text:span><text:span text:style-name="T14">It is the UI of this Log viewer. Here User can provide runid or entity or Date to search </text:span><text:soft-page-break/><text:span text:style-name="T14">data from log. Atleast one parameter is mandatory to get the result from server. These fields are validated using jquery in client side. Here we are using one DataTable plugin in jquery. According to these parameters Ajax is called from Datatable and service methods are called and the result is populated as a datatable. </text:span></text:p>
      <text:p text:style-name="P4"/>
      <text:p text:style-name="P7"/>
      <text:p text:style-name="P6"><text:span text:style-name="T4"/></text:p>
      <text:list xml:id="list37247732" text:continue-numbering="true" text:style-name="L1">
        <text:list-header>
          <text:p text:style-name="P10"><text:span text:style-name="T2"/></text:p>
        </text:list-header>
      </text:list>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Myriad Pro" svg:font-family="'Myriad Pro', Corbel"/>
    <style:font-face style:name="Consolas" svg:font-family="Consolas" style:font-family-generic="swiss"/>
    <style:font-face style:name="Helvetica" svg:font-family="Helvetica, Arial" style:font-family-generic="swiss"/>
    <style:font-face style:name="Times New Roman" svg:font-family="'Times New Roman'" style:font-family-generic="roman" style:font-pitch="variable"/>
    <style:font-face style:name="Arial" svg:font-family="Arial" style:font-family-generic="swiss" style:font-pitch="variable"/>
    <style:font-face style:name="Myriad Pro1" svg:font-family="'Myriad Pro', Corbe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ody_20_text_20_TCS" style:display-name="Body text TCS" style:family="paragraph">
      <style:paragraph-properties fo:margin-top="0.028in" fo:margin-bottom="0.0835in" fo:line-height="0.1945in" fo:keep-together="always" fo:orphans="2" fo:widows="2" fo:hyphenation-ladder-count="no-limit"/>
      <style:text-properties style:use-window-font-color="true" style:font-name="Myriad Pro1" fo:font-size="10pt" fo:language="en" fo:country="GB" style:letter-kerning="true" style:font-name-asian="Arial" style:font-size-asian="10pt" style:language-asian="zh" style:country-asian="CN" style:font-name-complex="Myriad Pro1" style:font-size-complex="10pt" style:language-complex="ar" style:country-complex="SA" fo:hyphenate="false" fo:hyphenation-remain-char-count="2" fo:hyphenation-push-char-count="2"/>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6-04-28T14:49:47.12</meta:creation-date>
    <dc:date>2016-04-28T17:08:02.17</dc:date>
    <meta:editing-duration>PT1H58M51S</meta:editing-duration>
    <meta:editing-cycles>6</meta:editing-cycles>
    <meta:generator>OpenOffice.org/3.3$Win32 OpenOffice.org_project/330m20$Build-9567</meta:generator>
    <meta:document-statistic meta:table-count="0" meta:image-count="0" meta:object-count="0" meta:page-count="4" meta:paragraph-count="64" meta:word-count="1311" meta:character-count="8104"/>
  </office:meta>
</office:document-meta>
</file>